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9" style:parent-style-name="DefaultParagraphFont" style:family="text">
      <style:text-properties style:font-name="Times New Roman" fo:language="el" fo:country="GR"/>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fo:language="el" fo:country="GR"/>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fo:language="el" fo:country="GR"/>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fo:language="el" fo:country="GR"/>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fo:language="el" fo:country="GR"/>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language="el" fo:country="GR"/>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fo:language="el" fo:country="GR"/>
    </style:style>
    <style:style style:name="P22" style:parent-style-name="Normal" style:family="paragraph">
      <style:paragraph-properties fo:text-align="justify"/>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fo:color="#4472C4"/>
    </style:style>
    <style:style style:name="P25" style:parent-style-name="Normal" style:family="paragraph">
      <style:paragraph-properties fo:text-align="justify"/>
    </style:style>
    <style:style style:name="T26" style:parent-style-name="DefaultParagraphFont" style:family="text">
      <style:text-properties style:font-name="Times New Roman" fo:language="el" fo:country="GR"/>
    </style:style>
    <style:style style:name="T27" style:parent-style-name="DefaultParagraphFont" style:family="text">
      <style:text-properties style:font-name="Times New Roman" fo:language="el" fo:country="GR"/>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fo:language="el" fo:country="GR"/>
    </style:style>
    <style:style style:name="T30" style:parent-style-name="DefaultParagraphFont" style:family="text">
      <style:text-properties style:font-name="Times New Roman" fo:language="el" fo:country="GR"/>
    </style:style>
    <style:style style:name="T31" style:parent-style-name="DefaultParagraphFont" style:family="text">
      <style:text-properties style:font-name="Times New Roman" fo:language="el" fo:country="GR"/>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fo:language="el" fo:country="GR"/>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fo:language="el" fo:country="GR"/>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fo:language="el" fo:country="GR"/>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fo:language="el" fo:country="GR"/>
    </style:style>
    <style:style style:name="T40" style:parent-style-name="DefaultParagraphFont" style:family="text">
      <style:text-properties style:font-name="Times New Roman" fo:language="el" fo:country="GR"/>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language="el" fo:country="GR"/>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fo:language="el" fo:country="GR"/>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fo:language="el" fo:country="GR"/>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language="el" fo:country="GR"/>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fo:language="el" fo:country="GR"/>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language="el" fo:country="GR"/>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language="el" fo:country="GR"/>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language="el" fo:country="GR"/>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language="el" fo:country="GR"/>
    </style:style>
    <style:style style:name="P59" style:parent-style-name="ListParagraph" style:list-style-name="LFO1" style:family="paragraph">
      <style:paragraph-properties fo:text-align="justify"/>
    </style:style>
    <style:style style:name="T60" style:parent-style-name="DefaultParagraphFont" style:family="text">
      <style:text-properties style:font-name="Times New Roman" fo:language="el" fo:country="GR"/>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fo:language="el" fo:country="GR"/>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language="el" fo:country="GR"/>
    </style:style>
    <style:style style:name="P65" style:parent-style-name="ListParagraph" style:list-style-name="LFO1" style:family="paragraph">
      <style:paragraph-properties fo:text-align="justify"/>
    </style:style>
    <style:style style:name="T66" style:parent-style-name="DefaultParagraphFont" style:family="text">
      <style:text-properties style:font-name="Times New Roman" fo:language="el" fo:country="GR"/>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language="el" fo:country="GR"/>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language="el" fo:country="GR"/>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language="el" fo:country="GR"/>
    </style:style>
    <style:style style:name="P73" style:parent-style-name="ListParagraph" style:list-style-name="LFO1" style:family="paragraph">
      <style:paragraph-properties fo:text-align="justify"/>
    </style:style>
    <style:style style:name="T74" style:parent-style-name="DefaultParagraphFont" style:family="text">
      <style:text-properties style:font-name="Times New Roman" fo:language="el" fo:country="GR"/>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language="el" fo:country="GR"/>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language="el" fo:country="GR"/>
    </style:style>
    <style:style style:name="P79" style:parent-style-name="ListParagraph" style:list-style-name="LFO1" style:family="paragraph">
      <style:paragraph-properties fo:text-align="justify"/>
    </style:style>
    <style:style style:name="T80" style:parent-style-name="DefaultParagraphFont" style:family="text">
      <style:text-properties style:font-name="Times New Roman" fo:language="el" fo:country="GR"/>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language="el" fo:country="GR"/>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language="el" fo:country="GR"/>
    </style:style>
    <style:style style:name="T85" style:parent-style-name="DefaultParagraphFont" style:family="text">
      <style:text-properties style:font-name="Times New Roman" fo:language="el" fo:country="GR"/>
    </style:style>
    <style:style style:name="P86" style:parent-style-name="Normal" style:family="paragraph">
      <style:paragraph-properties fo:text-align="justify"/>
    </style:style>
    <style:style style:name="T87" style:parent-style-name="DefaultParagraphFont" style:family="text">
      <style:text-properties style:font-name="Times New Roman" fo:language="el" fo:country="GR"/>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language="el" fo:country="GR"/>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language="el" fo:country="GR"/>
    </style:style>
    <style:style style:name="T92" style:parent-style-name="DefaultParagraphFont" style:family="text">
      <style:text-properties style:font-name="Times New Roman" fo:language="el" fo:country="GR"/>
    </style:style>
    <style:style style:name="P93" style:parent-style-name="ListParagraph" style:list-style-name="LFO2" style:family="paragraph">
      <style:paragraph-properties fo:text-align="justify"/>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T99" style:parent-style-name="DefaultParagraphFont" style:family="text">
      <style:text-properties fo:language="el" fo:country="GR"/>
    </style:style>
    <style:style style:name="T100" style:parent-style-name="DefaultParagraphFont" style:family="text">
      <style:text-properties fo:language="el" fo:country="GR"/>
    </style:style>
    <style:style style:name="T101" style:parent-style-name="DefaultParagraphFont" style:family="text">
      <style:text-properties fo:language="el" fo:country="GR"/>
    </style:style>
    <style:style style:name="P102" style:parent-style-name="ListParagraph" style:list-style-name="LFO2" style:family="paragraph">
      <style:paragraph-properties fo:text-align="justify"/>
    </style:style>
    <style:style style:name="T103" style:parent-style-name="DefaultParagraphFont" style:family="text">
      <style:text-properties style:font-name="Times New Roman" fo:language="el" fo:country="GR"/>
    </style:style>
    <style:style style:name="T104" style:parent-style-name="DefaultParagraphFont" style:family="text">
      <style:text-properties style:font-name="Times New Roman" fo:language="el" fo:country="GR"/>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language="el" fo:country="GR"/>
    </style:style>
    <style:style style:name="T107" style:parent-style-name="DefaultParagraphFont" style:family="text">
      <style:text-properties style:font-name="Times New Roman" fo:language="el" fo:country="GR"/>
    </style:style>
    <style:style style:name="T108" style:parent-style-name="DefaultParagraphFont" style:family="text">
      <style:text-properties style:font-name="Times New Roman" fo:language="el" fo:country="GR"/>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language="el" fo:country="GR"/>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language="el" fo:country="GR"/>
    </style:style>
    <style:style style:name="T113" style:parent-style-name="DefaultParagraphFont" style:family="text">
      <style:text-properties style:font-name="Times New Roman" fo:language="el" fo:country="GR"/>
    </style:style>
    <style:style style:name="T114" style:parent-style-name="DefaultParagraphFont" style:family="text">
      <style:text-properties style:font-name="Times New Roman" fo:language="el" fo:country="GR"/>
    </style:style>
    <style:style style:name="T115" style:parent-style-name="DefaultParagraphFont" style:family="text">
      <style:text-properties style:font-name="Times New Roman" fo:language="el" fo:country="GR"/>
    </style:style>
    <style:style style:name="T116" style:parent-style-name="DefaultParagraphFont" style:family="text">
      <style:text-properties style:font-name="Times New Roman" fo:language="el" fo:country="GR"/>
    </style:style>
    <style:style style:name="T117" style:parent-style-name="DefaultParagraphFont" style:family="text">
      <style:text-properties style:font-name="Times New Roman" fo:language="el" fo:country="GR"/>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language="el" fo:country="GR"/>
    </style:style>
    <style:style style:name="P120" style:parent-style-name="Normal" style:family="paragraph">
      <style:paragraph-properties fo:text-align="justify" fo:margin-left="0.25in">
        <style:tab-stops/>
      </style:paragraph-properties>
    </style:style>
    <style:style style:name="T121" style:parent-style-name="DefaultParagraphFont" style:family="text">
      <style:text-properties style:font-name="Times New Roman" fo:language="el" fo:country="GR"/>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language="el" fo:country="GR"/>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language="el" fo:country="GR"/>
    </style:style>
    <style:style style:name="T126" style:parent-style-name="DefaultParagraphFont" style:family="text">
      <style:text-properties style:font-name="Times New Roman" fo:language="el" fo:country="GR"/>
    </style:style>
    <style:style style:name="T127" style:parent-style-name="DefaultParagraphFont" style:family="text">
      <style:text-properties style:font-name="Times New Roman" fo:language="el" fo:country="GR"/>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fo:language="el" fo:country="GR"/>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language="el" fo:country="GR"/>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language="el" fo:country="GR"/>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language="el" fo:country="GR"/>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language="el" fo:country="GR"/>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fo:language="el" fo:country="GR"/>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language="el" fo:country="GR"/>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language="el" fo:country="GR"/>
    </style:style>
    <style:style style:name="T145" style:parent-style-name="DefaultParagraphFont" style:family="text">
      <style:text-properties style:font-name="Times New Roman" fo:language="el" fo:country="GR"/>
    </style:style>
    <style:style style:name="P146" style:parent-style-name="ListParagraph" style:list-style-name="LFO4" style:family="paragraph">
      <style:paragraph-properties fo:text-align="justify"/>
    </style:style>
    <style:style style:name="T147" style:parent-style-name="DefaultParagraphFont" style:family="text">
      <style:text-properties fo:language="el" fo:country="GR"/>
    </style:style>
    <style:style style:name="T148" style:parent-style-name="DefaultParagraphFont" style:family="text">
      <style:text-properties fo:language="el" fo:country="GR"/>
    </style:style>
    <style:style style:name="T149" style:parent-style-name="DefaultParagraphFont" style:family="text">
      <style:text-properties fo:language="el" fo:country="GR"/>
    </style:style>
    <style:style style:name="T150" style:parent-style-name="DefaultParagraphFont" style:family="text">
      <style:text-properties fo:language="el" fo:country="GR"/>
    </style:style>
    <style:style style:name="T151" style:parent-style-name="DefaultParagraphFont" style:family="text">
      <style:text-properties fo:language="el" fo:country="GR"/>
    </style:style>
    <style:style style:name="T152" style:parent-style-name="DefaultParagraphFont" style:family="text">
      <style:text-properties fo:language="el" fo:country="GR"/>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fo:language="el" fo:country="GR"/>
    </style:style>
    <style:style style:name="T157" style:parent-style-name="DefaultParagraphFont" style:family="text">
      <style:text-properties fo:language="el" fo:country="GR"/>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P163" style:parent-style-name="ListParagraph" style:list-style-name="LFO4" style:family="paragraph">
      <style:paragraph-properties fo:text-align="justify"/>
      <style:text-properties fo:language="el" fo:country="GR"/>
    </style:style>
    <style:style style:name="P164" style:parent-style-name="ListParagraph" style:list-style-name="LFO4" style:family="paragraph">
      <style:paragraph-properties fo:text-align="justify"/>
    </style:style>
    <style:style style:name="T165" style:parent-style-name="DefaultParagraphFont" style:family="text">
      <style:text-properties fo:language="el" fo:country="GR"/>
    </style:style>
    <style:style style:name="T166" style:parent-style-name="DefaultParagraphFont" style:family="text">
      <style:text-properties fo:language="el" fo:country="GR"/>
    </style:style>
    <style:style style:name="T167" style:parent-style-name="DefaultParagraphFont" style:family="text">
      <style:text-properties fo:language="el" fo:country="GR"/>
    </style:style>
    <style:style style:name="T168" style:parent-style-name="DefaultParagraphFont" style:family="text">
      <style:text-properties fo:language="el" fo:country="GR"/>
    </style:style>
    <style:style style:name="T169" style:parent-style-name="DefaultParagraphFont" style:family="text">
      <style:text-properties fo:language="el" fo:country="GR"/>
    </style:style>
    <style:style style:name="T170" style:parent-style-name="DefaultParagraphFont" style:family="text">
      <style:text-properties fo:language="el" fo:country="GR"/>
    </style:style>
    <style:style style:name="T171" style:parent-style-name="DefaultParagraphFont" style:family="text">
      <style:text-properties fo:language="el" fo:country="GR"/>
    </style:style>
    <style:style style:name="T172" style:parent-style-name="DefaultParagraphFont" style:family="text">
      <style:text-properties fo:language="el" fo:country="GR"/>
    </style:style>
    <style:style style:name="T173" style:parent-style-name="DefaultParagraphFont" style:family="text">
      <style:text-properties fo:language="el" fo:country="GR"/>
    </style:style>
    <style:style style:name="T174" style:parent-style-name="DefaultParagraphFont" style:family="text">
      <style:text-properties fo:language="el" fo:country="GR"/>
    </style:style>
    <style:style style:name="T175" style:parent-style-name="DefaultParagraphFont" style:family="text">
      <style:text-properties fo:language="el" fo:country="GR"/>
    </style:style>
    <style:style style:name="T176" style:parent-style-name="DefaultParagraphFont" style:family="text">
      <style:text-properties fo:language="el" fo:country="GR"/>
    </style:style>
    <style:style style:name="T177" style:parent-style-name="DefaultParagraphFont" style:family="text">
      <style:text-properties fo:language="el" fo:country="GR"/>
    </style:style>
    <style:style style:name="T178" style:parent-style-name="DefaultParagraphFont" style:family="text">
      <style:text-properties fo:language="el" fo:country="GR"/>
    </style:style>
    <style:style style:name="T179" style:parent-style-name="DefaultParagraphFont" style:family="text">
      <style:text-properties fo:language="el" fo:country="GR"/>
    </style:style>
    <style:style style:name="T180" style:parent-style-name="DefaultParagraphFont" style:family="text">
      <style:text-properties fo:language="el" fo:country="GR"/>
    </style:style>
    <style:style style:name="T181" style:parent-style-name="DefaultParagraphFont" style:family="text">
      <style:text-properties fo:language="el" fo:country="GR"/>
    </style:style>
    <style:style style:name="T182" style:parent-style-name="DefaultParagraphFont" style:family="text">
      <style:text-properties fo:language="el" fo:country="GR"/>
    </style:style>
    <style:style style:name="T183" style:parent-style-name="DefaultParagraphFont" style:family="text">
      <style:text-properties fo:language="el" fo:country="GR"/>
    </style:style>
    <style:style style:name="T184" style:parent-style-name="DefaultParagraphFont" style:family="text">
      <style:text-properties fo:language="el" fo:country="GR"/>
    </style:style>
    <style:style style:name="T185" style:parent-style-name="DefaultParagraphFont" style:family="text">
      <style:text-properties fo:language="el" fo:country="GR"/>
    </style:style>
    <style:style style:name="T186" style:parent-style-name="DefaultParagraphFont" style:family="text">
      <style:text-properties fo:language="el" fo:country="GR"/>
    </style:style>
    <style:style style:name="T187" style:parent-style-name="DefaultParagraphFont" style:family="text">
      <style:text-properties fo:language="el" fo:country="GR"/>
    </style:style>
    <style:style style:name="T188" style:parent-style-name="DefaultParagraphFont" style:family="text">
      <style:text-properties fo:language="el" fo:country="GR"/>
    </style:style>
    <style:style style:name="T189" style:parent-style-name="DefaultParagraphFont" style:family="text">
      <style:text-properties fo:language="el" fo:country="GR"/>
    </style:style>
    <style:style style:name="P190" style:parent-style-name="Normal" style:family="paragraph">
      <style:paragraph-properties fo:text-align="justify"/>
    </style:style>
    <style:style style:name="T191" style:parent-style-name="DefaultParagraphFont" style:family="text">
      <style:text-properties style:font-name="Times New Roman" fo:language="el" fo:country="GR"/>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language="el" fo:country="GR"/>
    </style:style>
    <style:style style:name="T194" style:parent-style-name="DefaultParagraphFont" style:family="text">
      <style:text-properties style:font-name="Times New Roman" fo:language="el" fo:country="GR"/>
    </style:style>
    <style:style style:name="T195" style:parent-style-name="DefaultParagraphFont" style:family="text">
      <style:text-properties fo:language="el" fo:country="GR"/>
    </style:style>
    <style:style style:name="T196" style:parent-style-name="DefaultParagraphFont" style:family="text">
      <style:text-properties fo:language="el" fo:country="GR"/>
    </style:style>
    <style:style style:name="T197" style:parent-style-name="DefaultParagraphFont" style:family="text">
      <style:text-properties fo:language="el" fo:country="GR"/>
    </style:style>
    <style:style style:name="T198" style:parent-style-name="DefaultParagraphFont" style:family="text">
      <style:text-properties fo:language="el" fo:country="GR"/>
    </style:style>
  </office:automatic-styles>
  <office:body>
    <office:text text:use-soft-page-breaks="true">
      <text:p text:style-name="P1"><text:span text:style-name="T9">Στο<text:s/></text:span><text:span text:style-name="T10">repository</text:span><text:span text:style-name="T11"><text:s/></text:span><text:span text:style-name="T12">SoftEng</text:span><text:span text:style-name="T13"><text:s/>και πιο συγκεκριμένα στο<text:s/></text:span><text:span text:style-name="T14">branch</text:span><text:span text:style-name="T15"><text:s/></text:span><text:span text:style-name="T16">Project</text:span><text:span text:style-name="T17">-</text:span><text:span text:style-name="T18">Code</text:span><text:span text:style-name="T19"><text:s/>του<text:s/></text:span><text:span text:style-name="T20">GitHub</text:span><text:span text:style-name="T21"><text:s/>μας θα βρείτε τα αρχεία κώδικα για το έργο μας.<text:s/></text:span></text:p>
      <text:p text:style-name="P22"><text:span text:style-name="T23">Link:<text:s/></text:span><text:span text:style-name="T24">https://github.com/Xristos9/SoftEng/tree/Project-Code</text:span></text:p>
      <text:p text:style-name="P25"><text:span text:style-name="T26">Σ</text:span><text:span text:style-name="T27">ε αυτό το<text:s/></text:span><text:span text:style-name="T28">directory</text:span><text:span text:style-name="T29"><text:s/></text:span><text:span text:style-name="T30">προκειται να βρείτε</text:span><text:span text:style-name="T31"><text:s/>όλα τα<text:s/></text:span><text:span text:style-name="T32">UIs</text:span><text:span text:style-name="T33"><text:s/>τα οποία προκύπτουν από τα Μ</text:span><text:span text:style-name="T34">ock</text:span><text:span text:style-name="T35">-</text:span><text:span text:style-name="T36">up</text:span><text:span text:style-name="T37"><text:s/></text:span><text:span text:style-name="T38">Screens</text:span><text:span text:style-name="T39"><text:s/>που έχουμε σχεδιάσει.</text:span><text:span text:style-name="T40"><text:s/>Μέσα σε αυτά θα βρείτε και ορισμένα αρχεία<text:s/></text:span><text:span text:style-name="T41">python</text:span><text:span text:style-name="T42"><text:s/>(</text:span><text:span text:style-name="T43">main</text:span><text:span text:style-name="T44">.</text:span><text:span text:style-name="T45">py</text:span><text:span text:style-name="T46">,<text:s/></text:span><text:span text:style-name="T47">connector</text:span><text:span text:style-name="T48">.</text:span><text:span text:style-name="T49">py</text:span><text:span text:style-name="T50">,<text:s/></text:span><text:span text:style-name="T51">demo</text:span><text:span text:style-name="T52">.</text:span><text:span text:style-name="T53">py</text:span><text:span text:style-name="T54">,<text:s/></text:span><text:span text:style-name="T55">hashingPassword</text:span><text:span text:style-name="T56">.</text:span><text:span text:style-name="T57">py</text:span><text:span text:style-name="T58">).</text:span></text:p>
      <text:list text:style-name="LFO1" text:continue-numbering="true">
        <text:list-item>
          <text:p text:style-name="P59"><text:span text:style-name="T60">Στο αρχείο<text:s/></text:span><text:span text:style-name="T61">main</text:span><text:span text:style-name="T62">.</text:span><text:span text:style-name="T63">py</text:span><text:span text:style-name="T64"><text:s/>θα βρείτε όλον τον πηγαίο κώδικα που αφορά την βασική δομή της εφαρμογής μας. Όλες οι λειτουργίες που έχουν υλοποιηθεί λαμβάνουν χώρα σε αυτο το ενιαίο αρχείο που αποτελεί την ένωση της βάσης δεδομένων και των γραφικών διεπαφών για τον χρήστη καθώς και λογική για την συνένωση τους.</text:span></text:p>
        </text:list-item>
        <text:list-item>
          <text:p text:style-name="P65"><text:span text:style-name="T66">Το αρχείο<text:s/></text:span><text:span text:style-name="T67">demo</text:span><text:span text:style-name="T68">.</text:span><text:span text:style-name="T69">py</text:span><text:span text:style-name="T70"><text:s/>περιέχει βασικές συναρτήσεις ελέγχου που καλούνται μέσα στο<text:s/></text:span><text:span text:style-name="T71">main</text:span><text:span text:style-name="T72"><text:s/>αρχείο.</text:span></text:p>
        </text:list-item>
        <text:list-item>
          <text:p text:style-name="P73"><text:span text:style-name="T74">Το αρχείο<text:s/></text:span><text:span text:style-name="T75">connector</text:span><text:span text:style-name="T76">.</text:span><text:span text:style-name="T77">py</text:span><text:span text:style-name="T78"><text:s/>υπάρχει για την επικοινωνία της βάσης με τον κώδικα.</text:span></text:p>
        </text:list-item>
        <text:list-item>
          <text:p text:style-name="P79"><text:span text:style-name="T80">Το αρχείο<text:s/></text:span><text:span text:style-name="T81">hashingPassword</text:span><text:span text:style-name="T82">.</text:span><text:span text:style-name="T83">py</text:span><text:span text:style-name="T84"><text:s/></text:span><text:span text:style-name="T85">υπάρχει για την κρυπτογράφιση του κώδικα στη βάση δεδομένων.</text:span></text:p>
        </text:list-item>
      </text:list>
      <text:p text:style-name="P86"><text:span text:style-name="T87">Το αρχείο<text:s/></text:span><text:span text:style-name="T88">main</text:span><text:span text:style-name="T89">.</text:span><text:span text:style-name="T90">py</text:span><text:span text:style-name="T91"><text:s/></text:span><text:span text:style-name="T92">αποτελείται από διάφορες κλάσεις για τις οποίες θα βρέιτε επεξήγηση τη λειτουργία τους αμέσως:<text:s/></text:span></text:p>
      <text:list text:style-name="LFO2" text:continue-numbering="true">
        <text:list-item>
          <text:p text:style-name="P93"><text:span text:style-name="T94">Στη κλάση<text:s/></text:span><text:span text:style-name="T95">“</text:span>Login<text:span text:style-name="T96">”<text:s/></text:span><text:span text:style-name="T97">αποτελεί την αρχική κλάση της εφαρμογής καθώς και την αρχική οθόνη. Το γραφικό περιβάλλον<text:s/></text:span><text:span text:style-name="T98">“</text:span>login<text:span text:style-name="T99">.</text:span>ui<text:span text:style-name="T100">”<text:s/></text:span><text:span text:style-name="T101">αποκτά λογική λειτουργία και επικοινωνία με τη βάση δεομένων σε αυτή τη κλάση.</text:span></text:p>
        </text:list-item>
        <text:list-item>
          <text:p text:style-name="P102"><text:span text:style-name="T103">Στην κλάση<text:s/></text:span><text:span text:style-name="T104">“</text:span><text:span text:style-name="T105">CreateAcc</text:span><text:span text:style-name="T106">"</text:span><text:span text:style-name="T107"><text:s/>κάποιος νέος χρήστης μπορεί να εισάγει τα στοιχεία του</text:span><text:span text:style-name="T108"><text:s/>(</text:span><text:span text:style-name="T109">register</text:span><text:span text:style-name="T110">.</text:span><text:span text:style-name="T111">ui</text:span><text:span text:style-name="T112">)</text:span><text:span text:style-name="T113"><text:s/>για να δημιουργήσει λογαριασμό στην πλατφόρμα<text:s/></text:span><text:span text:style-name="T114">της εφαρμογής,</text:span><text:span text:style-name="T115"><text:s/>ενώ παράλληλα τα στοιχεία αυτά καταχωρούνται στη βάση δεδομένων που δημιουργή</text:span><text:span text:style-name="T116">θηκε</text:span><text:span text:style-name="T117"><text:s/>στο περιβάλλον<text:s/></text:span><text:span text:style-name="T118">phpMyAdmin</text:span><text:span text:style-name="T119">.</text:span></text:p>
        </text:list-item>
      </text:list>
      <text:p text:style-name="P120"><text:span text:style-name="T121">Σε αυτό το σημείο να τονίσουμε ότι στη βάση δεδομένων υπάρχει υποδομή για την εποθήκευση του<text:s/></text:span><text:span text:style-name="T122">role</text:span><text:span text:style-name="T123">_</text:span><text:span text:style-name="T124">Id</text:span><text:span text:style-name="T125"><text:s/></text:span><text:span text:style-name="T126">του χρήστη που χρησιμοποιεί το λογαριασμό<text:s/></text:span><text:span text:style-name="T127">(</text:span><text:span text:style-name="T128">id</text:span><text:span text:style-name="T129">=0<text:s/></text:span><text:span text:style-name="T130">user</text:span><text:span text:style-name="T131">’</text:span><text:span text:style-name="T132">s</text:span><text:span text:style-name="T133"><text:s/></text:span><text:span text:style-name="T134">home</text:span><text:span text:style-name="T135">,<text:s/></text:span><text:span text:style-name="T136">id</text:span><text:span text:style-name="T137">=1<text:s/></text:span><text:span text:style-name="T138">busi</text:span><text:span text:style-name="T139">nessman</text:span><text:span text:style-name="T140">’</text:span><text:span text:style-name="T141">s</text:span><text:span text:style-name="T142"><text:s/></text:span><text:span text:style-name="T143">home</text:span><text:span text:style-name="T144">).</text:span><text:span text:style-name="T145"><text:s/></text:span></text:p>
      <text:list text:style-name="LFO4" text:continue-numbering="true">
        <text:list-item>
          <text:p text:style-name="P146"><text:span text:style-name="T147">Ανάλογα με τον<text:s/></text:span>role<text:span text:style-name="T148">_</text:span>id<text:span text:style-name="T149"><text:s/></text:span><text:span text:style-name="T150">του</text:span><text:span text:style-name="T151"><text:s/></text:span><text:span text:style-name="T152">χρήστη που συνδέθηκε μεταφέρεστε αυτόματα στο αντίστοιχο<text:s/></text:span>UI<text:span text:style-name="T153"><text:s/>της αντίστοιχης κλάσης<text:s/></text:span><text:span text:style-name="T154">HomeScreen</text:span><text:span text:style-name="T155"><text:s/></text:span><text:span text:style-name="T156">(</text:span>User<text:span text:style-name="T157">)</text:span><text:span text:style-name="T158">/</text:span>BusinessHome<text:span text:style-name="T159"><text:s/></text:span><text:span text:style-name="T160">(</text:span>BusinessMan<text:span text:style-name="T161">)</text:span><text:span text:style-name="T162">.</text:span></text:p>
        </text:list-item>
        <text:list-item>
          <text:p text:style-name="P163">Κλάση<text:s/>AddBusiness. Εδώ γίνεται η καταχώρηση μια νέας επιχείτησης στην εφαρμογή μας με βάση τα δεδομένα που ζητούνται στην αντίστοιχη φόρμα.</text:p>
        </text:list-item>
        <text:list-item>
          <text:p text:style-name="P164"><text:span text:style-name="T165">Οι</text:span><text:span text:style-name="T166"><text:s/></text:span><text:span text:style-name="T167">κλάσεις</text:span><text:span text:style-name="T168"><text:s/></text:span>AccomodationForm<text:span text:style-name="T169">,<text:s/></text:span>FlightsForm<text:span text:style-name="T170">,<text:s/></text:span>AttractionsForm<text:span text:style-name="T171">,<text:s/></text:span>RestaurantsForm<text:span text:style-name="T172">,<text:s/></text:span>TrasportationForm<text:span text:style-name="T173">,<text:s/></text:span><text:span text:style-name="T174">αποτελούν</text:span><text:span text:style-name="T175"><text:s/></text:span><text:span text:style-name="T176">την</text:span><text:span text:style-name="T177"><text:s/></text:span><text:span text:style-name="T178">υλοποίηση</text:span><text:span text:style-name="T179"><text:s/></text:span><text:span text:style-name="T180">των</text:span><text:span text:style-name="T181"><text:s/></text:span>UIs<text:span text:style-name="T182"><text:s/></text:span><text:span text:style-name="T183">για</text:span><text:span text:style-name="T184"><text:s/></text:span><text:span text:style-name="T185">τις</text:span><text:span text:style-name="T186"><text:s/></text:span><text:span text:style-name="T187">φόρμες συμπλήρωσης στοιχείων καταχώρησης μιας επιχείρησης στην εφαρμογή. Μέσα σε κάθε κλάση υπάρχει πολλή λογική και έλεγχοι που<text:s/></text:span><text:span text:style-name="T188"><text:s/></text:span><text:span text:style-name="T189">εκτελούνται για τον έλεγψο των δεδομένων που τελικά εισάγονται στη βάση δεδομένων.</text:span></text:p>
        </text:list-item>
      </text:list>
      <text:p text:style-name="P190"><text:span text:style-name="T191">Τέλος, θα θέλαμε να τονίσουμε ότι οι κλάσεις<text:s/></text:span><text:span text:style-name="T192">FlightsForm</text:span><text:span text:style-name="T193"><text:s/></text:span><text:span text:style-name="T194">και<text:s/></text:span>TrasportationForm<text:span text:style-name="T195"><text:s/></text:span><text:span text:style-name="T196">θα θέλαμε να υλοποιηθούν με κάποιο αντίστοιχο<text:s/></text:span>API<text:span text:style-name="T197"><text:s/></text:span><text:span text:style-name="T198">που θα καλείται και θα εποθηκεύει τα αποτελέσματα στη βάση μας. Λόγω πιεσμένων χρονικών περιθωρίων δεν καταφέραμε να φέροπυμε εις πέρας αυτές τις 2 υλοποιήσει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FF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justify"/>
    </style:style>
    <style:style style:name="T3" style:parent-style-name="DefaultParagraphFont" style:family="text">
      <style:text-properties style:font-name="Times New Roman" fo:font-weight="bold" style:font-weight-asian="bold" style:font-weight-complex="bold" fo:language="el" fo:country="GR"/>
    </style:style>
    <style:style style:name="T4" style:parent-style-name="DefaultParagraphFont" style:family="text">
      <style:text-properties style:font-name="Times New Roman" fo:font-weight="bold" style:font-weight-asian="bold" style:font-weight-complex="bold"/>
    </style:style>
    <style:style style:name="P5" style:parent-style-name="Header" style:family="paragraph">
      <style:text-properties fo:language="el" fo:country="GR"/>
    </style:style>
    <style:style style:name="P6" style:parent-style-name="Footer" style:family="paragraph">
      <style:paragraph-properties fo:text-align="center"/>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Λίγα λόγια όσον αφορά τον κώδικα που θα βρείτε στο<text:s/></text:span><text:span text:style-name="T4">GitHub</text:span></text:p>
        <text:p text:style-name="P5"/>
      </style:header>
      <style:footer>
        <text:p text:style-name="P6">Page<text:s/><text:span text:style-name="T7"><text:page-number text:fixed="false">2</text:page-number></text:span><text:s/>of<text:s/><text:span text:style-name="T8"><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ΘΕΟΔΟΣΙΟΥ ΑΝΝΑ-ΕΛΕΝΗ</meta:initial-creator>
    <dc:creator>Stavros Alexiou</dc:creator>
    <meta:creation-date>2021-04-23T15:20:00Z</meta:creation-date>
    <dc:date>2021-06-11T15:12:00Z</dc:date>
    <meta:template xlink:href="Normal" xlink:type="simple"/>
    <meta:editing-cycles>23</meta:editing-cycles>
    <meta:editing-duration>PT3060S</meta:editing-duration>
    <meta:document-statistic meta:page-count="1" meta:paragraph-count="5" meta:word-count="397" meta:character-count="2660" meta:row-count="18" meta:non-whitespace-character-count="2268"/>
  </office:meta>
</office:document-meta>
</file>